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style:font-name="Nimbus Sans L" officeooo:rsid="002c9a7c" officeooo:paragraph-rsid="002c9a7c"/>
    </style:style>
    <style:style style:name="P3" style:family="paragraph" style:parent-style-name="Standard">
      <style:paragraph-properties fo:margin-top="0cm" fo:margin-bottom="0cm" style:contextual-spacing="false"/>
      <style:text-properties style:font-name="Nimbus Sans L" fo:font-size="12pt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/>
      <style:text-properties style:font-name="Nimbus Sans L" fo:font-size="12pt" officeooo:rsid="001f20ca" officeooo:paragraph-rsid="0048accc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/>
      <style:text-properties style:font-name="Nimbus Sans L" fo:font-size="12pt" fo:font-weight="normal" officeooo:rsid="0045d3be" officeooo:paragraph-rsid="00498fa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style:contextual-spacing="false"/>
      <style:text-properties style:font-name="Nimbus Sans L" fo:font-size="12pt" style:text-underline-style="solid" style:text-underline-width="auto" style:text-underline-color="font-color" fo:font-weight="bold" officeooo:rsid="0048accc" officeooo:paragraph-rsid="00498fac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cm" fo:margin-bottom="0cm" style:contextual-spacing="false"/>
      <style:text-properties style:font-name="Nimbus Sans L" fo:font-size="12pt" style:text-underline-style="solid" style:text-underline-width="auto" style:text-underline-color="font-color" fo:font-weight="normal" officeooo:rsid="0045d3be" officeooo:paragraph-rsid="00498fa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style:contextual-spacing="false"/>
      <style:text-properties style:font-name="Nimbus Sans L" fo:font-size="12pt" style:text-underline-style="none" fo:font-weight="normal" officeooo:rsid="0048accc" officeooo:paragraph-rsid="00498fa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style:font-name="Nimbus Sans L" fo:font-size="16pt" fo:font-weight="bold" officeooo:rsid="004189dc" style:font-size-asian="16pt" style:font-weight-asian="bold" style:font-size-complex="16pt" style:font-weight-complex="bold"/>
    </style:style>
    <style:style style:name="P10" style:family="paragraph" style:parent-style-name="Heading_20_2">
      <style:paragraph-properties fo:margin-top="0cm" fo:margin-bottom="0cm" style:contextual-spacing="false"/>
      <style:text-properties style:font-name="Nimbus Sans L" fo:font-size="16pt" style:text-underline-style="solid" style:text-underline-width="auto" style:text-underline-color="font-color" fo:font-weight="bold" officeooo:rsid="0048accc" officeooo:paragraph-rsid="00498fac" style:font-size-asian="16pt" style:font-weight-asian="bold" style:font-size-complex="16pt" style:font-weight-complex="bold"/>
    </style:style>
    <style:style style:name="P11" style:family="paragraph" style:parent-style-name="Title" style:master-page-name="Standard">
      <style:paragraph-properties fo:margin-top="0cm" fo:margin-bottom="0cm" style:contextual-spacing="false" fo:text-align="center" style:justify-single-word="false" style:page-number="1"/>
      <style:text-properties style:font-name="Nimbus Sans L" fo:font-size="16pt" fo:font-weight="bold" officeooo:rsid="004189dc" style:font-size-asian="16pt" style:font-weight-asian="bold" style:font-size-complex="16pt" style:font-weight-complex="bold"/>
    </style:style>
    <style:style style:name="P12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style:text-underline-style="none" fo:font-weight="normal" officeooo:rsid="0045d3be" officeooo:paragraph-rsid="00498fac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style:text-underline-style="none" fo:font-weight="normal" officeooo:rsid="00498fac" officeooo:paragraph-rsid="00498fa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/>
      <style:text-properties style:font-name="Nimbus Sans L" fo:font-size="12pt" officeooo:paragraph-rsid="004a86fc" style:font-size-asian="12pt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Nimbus Sans L" fo:font-size="12pt" officeooo:paragraph-rsid="0051c70e" style:font-size-asian="12pt" style:font-size-complex="12pt"/>
    </style:style>
    <style:style style:name="P16" style:family="paragraph" style:parent-style-name="Standard">
      <style:paragraph-properties fo:margin-top="0cm" fo:margin-bottom="0cm" style:contextual-spacing="false"/>
      <style:text-properties officeooo:paragraph-rsid="004a86fc"/>
    </style:style>
    <style:style style:name="T1" style:family="text">
      <style:text-properties officeooo:rsid="004c9461"/>
    </style:style>
    <style:style style:name="T2" style:family="text">
      <style:text-properties officeooo:rsid="001f20c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24f5" style:font-weight-asian="bold" style:font-weight-complex="bold"/>
    </style:style>
    <style:style style:name="T5" style:family="text">
      <style:text-properties fo:font-weight="bold" officeooo:rsid="00498fac" style:font-weight-asian="bold" style:font-weight-complex="bold"/>
    </style:style>
    <style:style style:name="T6" style:family="text">
      <style:text-properties officeooo:rsid="002e8f86"/>
    </style:style>
    <style:style style:name="T7" style:family="text">
      <style:text-properties officeooo:rsid="00498fac"/>
    </style:style>
    <style:style style:name="T8" style:family="text">
      <style:text-properties officeooo:rsid="0045d3be"/>
    </style:style>
    <style:style style:name="T9" style:family="text">
      <style:text-properties style:text-position="0% 100%" fo:font-weight="bold" officeooo:rsid="00a65559" style:font-weight-asian="bold" style:font-weight-complex="bold"/>
    </style:style>
    <style:style style:name="T10" style:family="text">
      <style:text-properties style:text-position="0% 100%" fo:font-weight="normal" officeooo:rsid="00a65559" style:font-weight-asian="normal" style:font-weight-complex="normal"/>
    </style:style>
    <style:style style:name="T11" style:family="text">
      <style:text-properties officeooo:rsid="004f04d3"/>
    </style:style>
    <style:style style:name="T12" style:family="text">
      <style:text-properties officeooo:rsid="0050be1c"/>
    </style:style>
    <style:style style:name="T13" style:family="text">
      <style:text-properties fo:color="#000000" loext:opacity="100%" fo:font-weight="bold" officeooo:rsid="0050474a" style:font-name-asian="NimbusSanL-Regu" style:font-weight-asian="bold" style:font-name-complex="Arial1" style:font-weight-complex="bold"/>
    </style:style>
    <style:style style:name="T14" style:family="text">
      <style:text-properties fo:color="#000000" loext:opacity="100%" fo:font-weight="bold" officeooo:rsid="00522bd8" style:font-name-asian="NimbusSanL-Regu" style:font-weight-asian="bold" style:font-name-complex="Arial1" style:font-weight-complex="bold"/>
    </style:style>
    <style:style style:name="T15" style:family="text">
      <style:text-properties fo:color="#000000" loext:opacity="100%" fo:font-weight="normal" officeooo:rsid="0050474a" style:font-name-asian="NimbusSanL-Regu" style:font-weight-asian="normal" style:font-name-complex="Arial1" style:font-weight-complex="normal"/>
    </style:style>
    <style:style style:name="T16" style:family="text">
      <style:text-properties fo:color="#000000" loext:opacity="100%" fo:font-weight="normal" officeooo:rsid="00527b8f" style:font-name-asian="NimbusSanL-Regu" style:font-weight-asian="normal" style:font-name-complex="Arial1" style:font-weight-complex="normal"/>
    </style:style>
    <style:style style:name="T17" style:family="text">
      <style:text-properties fo:color="#000000" loext:opacity="100%" fo:font-weight="normal" officeooo:rsid="0051c70e" style:font-name-asian="NimbusSanL-Regu" style:font-weight-asian="normal" style:font-name-complex="Arial1" style:font-weight-complex="normal"/>
    </style:style>
    <style:style style:name="T18" style:family="text">
      <style:text-properties style:font-name="Nimbus Sans L" fo:font-size="12pt" officeooo:rsid="0051c70e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itle>Rosewood Loop Walk - Cub Hike– V1.0</text:title></text:p>
      <text:p text:style-name="P9"><text:span text:style-name="T11">(</text:span>Sheep Station Creek <text:span text:style-name="T11">to </text:span><text:span text:style-name="T12">Rosewood Loop</text:span><text:span text:style-name="T11">)</text:span></text:p>
      <text:p text:style-name="P2">Phil Shepherd – <text:span text:style-name="T6">Aug 2016</text:span></text:p>
      <text:p text:style-name="P3"/>
      <text:p text:style-name="P14"><text:span text:style-name="T4">MAP:<text:tab/><text:tab/><text:tab/></text:span>Brays Creek 9541-3S<text:line-break/><text:span text:style-name="T9">Grid Ref Zone:<text:tab/></text:span><text:span text:style-name="T10">MGRS </text:span><text:span text:style-name="T2">56JNP.</text:span></text:p>
      <text:p text:style-name="P15"><text:span text:style-name="T13">Walking Gra</text:span><text:span text:style-name="T14">de</text:span><text:span text:style-name="T13">:</text:span><text:span text:style-name="T15"><text:tab/></text:span><text:span text:style-name="T17">3</text:span><text:span text:style-name="T15"> </text:span><text:span text:style-name="T16">(NPSW)</text:span></text:p>
      <text:p text:style-name="P14"/>
      <text:p text:style-name="P16"><text:a xlink:type="simple" xlink:href="https://www.nationalparks.nsw.gov.au/things-to-do/walking-tracks/rosewood-loop" text:style-name="Internet_20_link" text:visited-style-name="Visited_20_Internet_20_Link"><text:span text:style-name="T18">https://www.nationalparks.nsw.gov.au/things-to-do/walking-tracks/rosewood-loop</text:span></text:a></text:p>
      <text:p text:style-name="P4"/>
      <text:p text:style-name="P10">Hike – <text:span text:style-name="T7">Sheepstation Creek to </text:span><text:span text:style-name="T12">Rosewood</text:span><text:span text:style-name="T7"> Loop</text:span></text:p>
      <text:p text:style-name="P6"/>
      <text:p text:style-name="P8">Approximately <text:span text:style-name="T5">6</text:span><text:span text:style-name="T3">km</text:span> hike with <text:span text:style-name="T7">25</text:span>0m <text:span text:style-name="T7">ascent/</text:span>descent.</text:p>
      <text:p text:style-name="P8"/>
      <text:p text:style-name="P8">A popular, well marked walk, through rainforest.</text:p>
      <text:p text:style-name="P8">Not hiked by the author so further details are required.</text:p>
      <text:p text:style-name="P6"/>
      <text:list xml:id="list42086971" text:style-name="L1">
        <text:list-item>
          <text:p text:style-name="P12"><text:span text:style-name="T7">Start</text:span> at Sheep<text:span text:style-name="T7">s</text:span>ation Creek (0221 5710)</text:p>
        </text:list-item>
        <text:list-item>
          <text:p text:style-name="P13">Head North East along Booyong Walk to the junction at 0230 5828</text:p>
        </text:list-item>
        <text:list-item>
          <text:p text:style-name="P13">Head South West and then North around the <text:span text:style-name="T12">Rosewood Loop</text:span> track</text:p>
        </text:list-item>
        <text:list-item>
          <text:p text:style-name="P13">Rejoin the Booyong Walk at <text:s/><text:span text:style-name="T8">0230 5848</text:span></text:p>
        </text:list-item>
        <text:list-item>
          <text:p text:style-name="P13">Head Scout East back to Sheepstation Creek.</text:p>
        </text:list-item>
      </text:list>
      <text:p text:style-name="P7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itle>Rosewood Loop Walk - Cub Hike–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date>2022-09-16T16:10:57.216599578</dc:date>
    <meta:editing-duration>PT3H2M40S</meta:editing-duration>
    <meta:editing-cycles>41</meta:editing-cycles>
    <dc:title>Rosewood Loop Walk - Cub Hike– V1.0</dc:title>
    <meta:document-statistic meta:table-count="0" meta:image-count="0" meta:object-count="0" meta:page-count="1" meta:paragraph-count="16" meta:word-count="117" meta:character-count="737" meta:non-whitespace-character-count="635"/>
  </office:meta>
</office:document-meta>
</file>